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width="0.254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254cm" draw:textarea-horizontal-align="center" draw:textarea-vertical-align="middl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paragraph-properties fo:text-align="center"/>
      <style:text-properties fo:font-size="12pt" style:font-size-asian="12pt" style:font-size-complex="12pt"/>
    </style:style>
    <style:style style:name="P4" style:family="paragraph">
      <style:text-properties fo:font-size="18pt" style:font-size-asian="18pt" style:font-size-complex="18pt"/>
    </style:style>
    <style:style style:name="T1" style:family="text">
      <style:text-properties fo:font-size="12pt" style:font-size-asian="12pt" style:font-size-complex="12pt"/>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xml:id="id1" draw:id="id1" draw:layer="layout" svg:width="0.635cm" svg:height="0.635cm" svg:x="7.35cm" svg:y="11.881cm">
          <text:p/>
        </draw:circle>
        <draw:circle draw:style-name="gr1" draw:text-style-name="P1" xml:id="id2" draw:id="id2" draw:layer="layout" svg:width="0.635cm" svg:height="0.635cm" svg:x="9.255cm" svg:y="11.881cm">
          <text:p/>
        </draw:circle>
        <draw:circle draw:style-name="gr1" draw:text-style-name="P1" xml:id="id3" draw:id="id3" draw:layer="layout" svg:width="0.635cm" svg:height="0.635cm" svg:x="11.16cm" svg:y="12.516cm">
          <text:p/>
        </draw:circle>
        <draw:circle draw:style-name="gr1" draw:text-style-name="P1" xml:id="id4" draw:id="id4" draw:layer="layout" svg:width="0.635cm" svg:height="0.635cm" svg:x="7.35cm" svg:y="13.151cm">
          <text:p/>
        </draw:circle>
        <draw:circle draw:style-name="gr1" draw:text-style-name="P1" xml:id="id5" draw:id="id5" draw:layer="layout" svg:width="0.635cm" svg:height="0.635cm" svg:x="9.255cm" svg:y="13.151cm">
          <text:p/>
        </draw:circle>
        <draw:frame draw:style-name="gr2" draw:text-style-name="P2" draw:layer="layout" svg:width="1.488cm" svg:height="0.721cm" svg:x="5.445cm" svg:y="11.795cm">
          <draw:text-box>
            <text:p text:style-name="P2">white</text:p>
          </draw:text-box>
        </draw:frame>
        <draw:frame draw:style-name="gr2" draw:text-style-name="P2" draw:layer="layout" svg:width="1.514cm" svg:height="0.721cm" svg:x="5.445cm" svg:y="13.151cm">
          <draw:text-box>
            <text:p text:style-name="P2">asian</text:p>
          </draw:text-box>
        </draw:frame>
        <draw:connector draw:style-name="gr3" draw:text-style-name="P1" draw:layer="layout" draw:type="curve" svg:x1="7.985cm" svg:y1="12.198cm" svg:x2="9.255cm" svg:y2="12.198cm" draw:start-shape="id1" draw:start-glue-point="1" draw:end-shape="id2" draw:end-glue-point="3" svg:d="m7985 12198h1270">
          <text:p/>
        </draw:connector>
        <draw:connector draw:style-name="gr3" draw:text-style-name="P1" draw:layer="layout" draw:type="curve" svg:x1="9.89cm" svg:y1="12.198cm" svg:x2="11.16cm" svg:y2="12.833cm" draw:start-shape="id2" draw:start-glue-point="1" draw:end-shape="id3" draw:end-glue-point="3" svg:d="m9890 12198c952 0 318 635 1270 635">
          <text:p/>
        </draw:connector>
        <draw:connector draw:style-name="gr3" draw:text-style-name="P1" draw:layer="layout" draw:type="curve" svg:x1="7.985cm" svg:y1="13.468cm" svg:x2="9.255cm" svg:y2="13.468cm" draw:start-shape="id4" draw:start-glue-point="1" draw:end-shape="id5" draw:end-glue-point="3" svg:d="m7985 13468h1270">
          <text:p/>
        </draw:connector>
        <draw:connector draw:style-name="gr3" draw:text-style-name="P1" draw:layer="layout" draw:type="curve" svg:x1="9.89cm" svg:y1="13.468cm" svg:x2="11.16cm" svg:y2="12.833cm" draw:start-shape="id5" draw:start-glue-point="1" draw:end-shape="id3" draw:end-glue-point="3" svg:d="m9890 13468c952 0 318-635 1270-635">
          <text:p/>
        </draw:connector>
        <draw:custom-shape draw:style-name="gr4" draw:text-style-name="P1" xml:id="id6" draw:id="id6" draw:layer="layout" svg:width="0.907cm" svg:height="0.907cm" svg:x="12.43cm" svg:y="14.063cm">
          <text:p text:style-name="P1">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 draw:text-style-name="P3" xml:id="id7" draw:id="id7" draw:layer="layout" svg:width="0.907cm" svg:height="0.907cm" svg:x="15.151cm" svg:y="14.063cm">
          <text:p text:style-name="P3"><text:span text:style-name="T1">pop</text:span></text:p>
        </draw:rect>
        <draw:connector draw:style-name="gr6" draw:text-style-name="P1" draw:layer="layout" svg:x1="13.337cm" svg:y1="14.516cm" svg:x2="15.151cm" svg:y2="14.516cm" draw:start-shape="id6" draw:end-shape="id7" svg:d="m13337 14516h1814">
          <text:p/>
        </draw:connector>
        <draw:line draw:style-name="gr7" draw:text-style-name="P1" draw:layer="layout" svg:x1="14.245cm" svg:y1="14.063cm" svg:x2="13.791cm" svg:y2="14.97cm">
          <text:p/>
        </draw:line>
        <draw:custom-shape draw:style-name="gr4" draw:text-style-name="P1" xml:id="id8" draw:id="id8" draw:layer="layout" svg:width="0.907cm" svg:height="0.907cm" svg:x="18.78cm" svg:y="14.063cm">
          <text:p text:style-name="P1">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svg:x1="16.058cm" svg:y1="14.516cm" svg:x2="18.78cm" svg:y2="14.516cm" draw:end-shape="id8" draw:end-glue-point="3" svg:d="m16058 14516h2722">
          <text:p/>
        </draw:connector>
        <draw:line draw:style-name="gr7" draw:text-style-name="P1" draw:layer="layout" svg:x1="16.966cm" svg:y1="14.063cm" svg:x2="16.512cm" svg:y2="14.97cm">
          <text:p/>
        </draw:line>
        <draw:g xml:id="id12" draw:id="id12">
          <draw:polygon draw:style-name="gr7" draw:text-style-name="P1" draw:layer="layout" svg:width="0.453cm" svg:height="0.453cm" svg:x="17.419cm" svg:y="14.063cm" svg:viewBox="0 0 454 454" draw:points="0,0 227,0 454,0 227,454">
            <text:p/>
          </draw:polygon>
          <draw:polygon draw:style-name="gr7" draw:text-style-name="P1" draw:layer="layout" svg:width="-0.453cm" svg:height="-0.453cm" svg:x="17.873cm" svg:y="14.97cm" svg:viewBox="0 0 -454 -454" draw:points="454,0 227,0 0,0 226,454">
            <text:p/>
          </draw:polygon>
        </draw:g>
        <draw:custom-shape draw:style-name="gr4" draw:text-style-name="P3" xml:id="id9" draw:id="id9" draw:layer="layout" svg:width="0.907cm" svg:height="0.907cm" svg:x="15.133cm" svg:y="11.423cm">
          <text:p text:style-name="P1"><text:span text:style-name="T1">dea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svg:x1="15.605cm" svg:y1="14.063cm" svg:x2="15.586cm" svg:y2="12.33cm" draw:end-shape="id9" draw:end-glue-point="2" svg:d="m15605 14063v-616h-19v-1117">
          <text:p/>
        </draw:connector>
        <draw:frame draw:style-name="gr2" draw:text-style-name="P4" xml:id="id10" draw:id="id10" draw:layer="layout" svg:width="1.383cm" svg:height="0.962cm" svg:x="8.507cm" svg:y="14.008cm">
          <draw:text-box>
            <text:p text:style-name="P4"><text:span text:style-name="T2">. . .</text:span></text:p>
          </draw:text-box>
        </draw:frame>
        <draw:connector draw:style-name="gr3" draw:text-style-name="P1" draw:layer="layout" draw:type="curve" svg:x1="9.89cm" svg:y1="14.489cm" svg:x2="11.16cm" svg:y2="12.833cm" draw:start-shape="id10" draw:start-glue-point="1" draw:end-shape="id3" draw:end-glue-point="3" svg:d="m9890 14489c952 0 318-1656 1270-1656">
          <text:p/>
        </draw:connector>
        <draw:g xml:id="id11" draw:id="id11">
          <draw:polygon draw:style-name="gr7" draw:text-style-name="P1" draw:layer="layout" svg:width="0.453cm" svg:height="0.453cm" draw:transform="rotate (1.5707963267946) translate (15.1328571428571cm 13.6998571428571cm)" svg:viewBox="0 0 454 454" draw:points="0,0 227,0 454,0 227,454">
            <text:p/>
          </draw:polygon>
          <draw:polygon draw:style-name="gr7" draw:text-style-name="P1" draw:layer="layout" svg:width="0.453cm" svg:height="0.453cm" draw:transform="rotate (-1.57079632679579) translate (16.04cm 13.2462857142857cm)" svg:viewBox="0 0 454 454" draw:points="454,0 227,0 0,0 226,454">
            <text:p/>
          </draw:polygon>
        </draw:g>
        <draw:connector draw:style-name="gr8" draw:text-style-name="P1" draw:layer="layout" draw:type="curve" svg:x1="15.151cm" svg:y1="14.516cm" svg:x2="15.133cm" svg:y2="13.473cm" draw:start-shape="id7" draw:start-glue-point="3" draw:end-shape="id11" draw:end-glue-point="3" svg:d="m15151 14516c-778 0-769-1043-18-1043">
          <text:p/>
        </draw:connector>
        <draw:connector draw:style-name="gr8" draw:text-style-name="P1" draw:layer="layout" draw:type="curve" svg:x1="15.604cm" svg:y1="14.97cm" svg:x2="17.646cm" svg:y2="14.97cm" draw:start-shape="id7" draw:start-glue-point="2" draw:end-shape="id12" svg:d="m15604 14970c0 751 2042 751 2042 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mes Rising</meta:initial-creator>
    <meta:creation-date>2012-10-18T15:55:18</meta:creation-date>
    <dc:date>2012-10-18T16:13:26</dc:date>
    <dc:creator>James Rising</dc:creator>
    <meta:editing-duration>PT18M16S</meta:editing-duration>
    <meta:editing-cycles>1</meta:editing-cycles>
    <meta:document-statistic meta:object-count="30"/>
    <meta:generator>OpenOffice.org/3.3$Unix OpenOffice.org_project/330m20$Build-9567</meta:generator>
  </office:meta>
</office:document-meta>
</file>